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6" style:family="table-cell" style:parent-style-name="Default" style:data-style-name="N0">
      <style:table-cell-properties style:vertical-align="automatic" fo:background-color="transparent"/>
    </style:style>
    <style:style style:name="ce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8" style:family="table-cell" style:parent-style-name="Default" style:data-style-name="N0">
      <style:table-cell-properties fo:border-top="2pt solid #000000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413125cm"/>
    </style:style>
    <style:style style:name="co4" style:family="table-column">
      <style:table-column-properties fo:break-before="auto" style:column-width="5.97958333333333cm"/>
    </style:style>
    <style:style style:name="co5" style:family="table-column">
      <style:table-column-properties fo:break-before="auto" style:column-width="3.36020833333333cm"/>
    </style:style>
    <style:style style:name="co6" style:family="table-column">
      <style:table-column-properties fo:break-before="auto" style:column-width="5.95312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i_(DH)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1.0013580322265599E-3" table:style-name="ce2">
            <text:p>0,001001358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1.00064277648925E-3" table:style-name="ce2">
            <text:p>0,001000643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1.00040435791015E-3" table:style-name="ce2">
            <text:p>0,001000404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.0008087158203099E-3" table:style-name="ce2">
            <text:p>0,002000809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.9981861114501901E-3" table:style-name="ce2">
            <text:p>0,001998186</text:p>
          </table:table-cell>
          <table:table-cell office:value-type="float" office:value="2.0008087158203099E-3" table:style-name="ce2">
            <text:p>0,002000809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.0005702972412101E-3" table:style-name="ce2">
            <text:p>0,00200057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.9984245300292899E-3" table:style-name="ce2">
            <text:p>0,001998425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3.0000209808349601E-3" table:style-name="ce2">
            <text:p>0,003000021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.9984245300292899E-3" table:style-name="ce2">
            <text:p>0,001998425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.0017623901367101E-3" table:style-name="ce2">
            <text:p>0,002001762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2.0008087158203099E-3" table:style-name="ce2">
            <text:p>0,002000809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1.9981861114501901E-3" table:style-name="ce2">
            <text:p>0,001998186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1.9998550415039002E-3" table:style-name="ce2">
            <text:p>0,001999855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3.0012130737304601E-3" table:style-name="ce2">
            <text:p>0,003001213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3.0002593994140599E-3" table:style-name="ce2">
            <text:p>0,003000259</text:p>
          </table:table-cell>
          <table:table-cell office:value-type="float" office:value="2.0008087158203099E-3" table:style-name="ce2">
            <text:p>0,002000809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1.00040435791015E-3" table:style-name="ce2">
            <text:p>0,001000404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3.0004978179931602E-3" table:style-name="ce2">
            <text:p>0,003000498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1.00064277648925E-3" table:style-name="ce2">
            <text:p>0,001000643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1.9998550415039002E-3" table:style-name="ce2">
            <text:p>0,001999855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3.00073623657226E-3" table:style-name="ce2">
            <text:p>0,003000736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.0010471343994102E-3" table:style-name="ce2">
            <text:p>0,002001047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2.0008087158203099E-3" table:style-name="ce2">
            <text:p>0,002000809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1.00064277648925E-3" table:style-name="ce2">
            <text:p>0,001000643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1.9998550415039002E-3" table:style-name="ce2">
            <text:p>0,001999855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3.0002593994140599E-3" table:style-name="ce2">
            <text:p>0,003000259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1.9984245300292899E-3" table:style-name="ce2">
            <text:p>0,001998425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.0005702972412101E-3" table:style-name="ce2">
            <text:p>0,00200057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3.0002593994140599E-3" table:style-name="ce2">
            <text:p>0,003000259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.0005702972412101E-3" table:style-name="ce2">
            <text:p>0,00200057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1.0011196136474601E-3" table:style-name="ce2">
            <text:p>0,00100112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3.0004978179931602E-3" table:style-name="ce2">
            <text:p>0,003000498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1.9984245300292899E-3" table:style-name="ce2">
            <text:p>0,001998425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1.9991397857665998E-3" table:style-name="ce2">
            <text:p>0,00199914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3.0009746551513598E-3" table:style-name="ce2">
            <text:p>0,003000975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1.9996166229247999E-3" table:style-name="ce2">
            <text:p>0,001999617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2.0003318786620998E-3" table:style-name="ce2">
            <text:p>0,002000332</text:p>
          </table:table-cell>
          <table:table-cell office:value-type="float" office:value="1.9991397857665998E-3" table:style-name="ce2">
            <text:p>0,00199914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1.9998550415039002E-3" table:style-name="ce2">
            <text:p>0,001999855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1.9989013671875E-3" table:style-name="ce2">
            <text:p>0,001998901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2.000093460083E-3" table:style-name="ce2">
            <text:p>0,002000093</text:p>
          </table:table-cell>
          <table:table-cell office:value-type="float" office:value="2.0005702972412101E-3" table:style-name="ce2">
            <text:p>0,00200057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1.9979476928710898E-3" table:style-name="ce2">
            <text:p>0,001997948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1.9998550415039002E-3" table:style-name="ce2">
            <text:p>0,001999855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1.9998550415039002E-3" table:style-name="ce2">
            <text:p>0,001999855</text:p>
          </table:table-cell>
          <table:table-cell office:value-type="float" office:value="1.9991397857665998E-3" table:style-name="ce2">
            <text:p>0,00199914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3.0009746551513598E-3" table:style-name="ce2">
            <text:p>0,003000975</text:p>
          </table:table-cell>
          <table:table-cell office:value-type="float" office:value="1.9993782043457001E-3" table:style-name="ce2">
            <text:p>0,001999378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2.9997825622558498E-3" table:style-name="ce2">
            <text:p>0,002999783</text:p>
          </table:table-cell>
          <table:table-cell office:value-type="float" office:value="2.000093460083E-3" table:style-name="ce2">
            <text:p>0,002000093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2.0008087158203099E-3" table:style-name="ce2">
            <text:p>0,002000809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3.0002593994140599E-3" table:style-name="ce2">
            <text:p>0,003000259</text:p>
          </table:table-cell>
          <table:table-cell office:value-type="float" office:value="2.0003318786620998E-3" table:style-name="ce2">
            <text:p>0,002000332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1.9991397857665998E-3" table:style-name="ce2">
            <text:p>0,00199914</text:p>
          </table:table-cell>
          <table:table-cell office:value-type="float" office:value="2.0010471343994102E-3" table:style-name="ce2">
            <text:p>0,002001047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3.0002593994140599E-3" table:style-name="ce2">
            <text:p>0,003000259</text:p>
          </table:table-cell>
          <table:table-cell office:value-type="float" office:value="1.00040435791015E-3" table:style-name="ce2">
            <text:p>0,001000404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1.9993782043457001E-3" table:style-name="ce2">
            <text:p>0,001999378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1.9986629486083902E-3" table:style-name="ce2">
            <text:p>0,001998663</text:p>
          </table:table-cell>
          <table:table-cell office:value-type="float" office:value="1.9996166229247999E-3" table:style-name="ce2">
            <text:p>0,001999617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DH)" table:style-name="ta1"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3"/>
          <table:table-cell office:value-type="string" table:style-name="ce3">
            <text:p>Variabile 1</text:p>
          </table:table-cell>
          <table:table-cell office:value-type="string" table:style-name="ce3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Media</text:p>
          </table:table-cell>
          <table:table-cell office:value-type="float" office:value="2.1295976638793916E-3" table:style-name="ce4">
            <text:p>0,002129598</text:p>
          </table:table-cell>
          <table:table-cell office:value-type="float" office:value="1.9200420379638639E-3" table:style-name="ce4">
            <text:p>0,001920042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</text:p>
          </table:table-cell>
          <table:table-cell office:value-type="float" office:value="1.1446978333245209E-7" table:style-name="ce4">
            <text:p>1,1447E-07</text:p>
          </table:table-cell>
          <table:table-cell office:value-type="float" office:value="7.423693903253281E-8" table:style-name="ce4">
            <text:p>7,42369E-08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Osservazioni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4">
            <text:p>Varianza complessiva</text:p>
          </table:table-cell>
          <table:table-cell office:value-type="float" office:value="9.4353361182492452E-8" table:style-name="ce4">
            <text:p>9,43534E-0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Differenza ipotizzata per le medie</text:p>
          </table:table-cell>
          <table:table-cell office:value-type="float" office:value="0" table:style-name="ce4">
            <text:p>0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gdl</text:p>
          </table:table-cell>
          <table:table-cell office:value-type="float" office:value="198" table:style-name="ce4">
            <text:p>198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Stat t</text:p>
          </table:table-cell>
          <table:table-cell office:value-type="float" office:value="4.8239815603698588" table:style-name="ce4">
            <text:p>4,8239815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una coda</text:p>
          </table:table-cell>
          <table:table-cell office:value-type="float" office:value="1.4015444171888135E-6" table:style-name="ce4">
            <text:p>1,40154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t critico una coda</text:p>
          </table:table-cell>
          <table:table-cell office:value-type="float" office:value="2.3453283485446179" table:style-name="ce4">
            <text:p>2,345328349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4">
            <text:p>P(T&lt;=t) due code</text:p>
          </table:table-cell>
          <table:table-cell office:value-type="float" office:value="2.803088834377627E-6" table:style-name="ce4">
            <text:p>2,80309E-06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t critico due code</text:p>
          </table:table-cell>
          <table:table-cell office:value-type="float" office:value="2.6008872779905157" table:style-name="ce5">
            <text:p>2,600887278</text:p>
          </table:table-cell>
          <table:table-cell table:style-name="ce5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Dati_(scrypt)" table:style-name="ta2">
        <table:table-column table:style-name="co1" table:default-cell-style-name="ce2"/>
        <table:table-column table:style-name="co5" table:number-columns-repeated="2" table:default-cell-style-name="ce2"/>
        <table:table-column table:style-name="co1" table:number-columns-repeated="16381" table:default-cell-style-name="ce2"/>
        <table:table-row table:style-name="ro1">
          <table:table-cell table:style-name="ce2"/>
          <table:table-cell office:value-type="string" table:style-name="ce2">
            <text:p>PyCryptoDome</text:p>
          </table:table-cell>
          <table:table-cell office:value-type="string" table:style-name="ce2">
            <text:p>Cryptography</text:p>
          </table:table-cell>
          <table:table-cell table:number-columns-repeated="1638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2.1233806610107" table:style-name="ce2">
            <text:p>22,12338066</text:p>
          </table:table-cell>
          <table:table-cell office:value-type="float" office:value="0.29986095428466703" table:style-name="ce2">
            <text:p>0,299860954</text:p>
          </table:table-cell>
          <table:table-cell table:number-columns-repeated="1638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1.951897144317599" table:style-name="ce2">
            <text:p>21,95189714</text:p>
          </table:table-cell>
          <table:table-cell office:value-type="float" office:value="0.230999946594238" table:style-name="ce2">
            <text:p>0,230999947</text:p>
          </table:table-cell>
          <table:table-cell table:number-columns-repeated="1638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1.865413427352902" table:style-name="ce2">
            <text:p>21,86541343</text:p>
          </table:table-cell>
          <table:table-cell office:value-type="float" office:value="0.241999626159667" table:style-name="ce2">
            <text:p>0,241999626</text:p>
          </table:table-cell>
          <table:table-cell table:number-columns-repeated="1638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1.775901556015" table:style-name="ce2">
            <text:p>21,77590156</text:p>
          </table:table-cell>
          <table:table-cell office:value-type="float" office:value="0.233999729156494" table:style-name="ce2">
            <text:p>0,233999729</text:p>
          </table:table-cell>
          <table:table-cell table:number-columns-repeated="1638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1.837548255920399" table:style-name="ce2">
            <text:p>21,83754826</text:p>
          </table:table-cell>
          <table:table-cell office:value-type="float" office:value="0.23189353942870999" table:style-name="ce2">
            <text:p>0,231893539</text:p>
          </table:table-cell>
          <table:table-cell table:number-columns-repeated="1638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1.734391689300502" table:style-name="ce2">
            <text:p>21,73439169</text:p>
          </table:table-cell>
          <table:table-cell office:value-type="float" office:value="0.23599982261657701" table:style-name="ce2">
            <text:p>0,235999823</text:p>
          </table:table-cell>
          <table:table-cell table:number-columns-repeated="1638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1.702341794967602" table:style-name="ce2">
            <text:p>21,70234179</text:p>
          </table:table-cell>
          <table:table-cell office:value-type="float" office:value="0.23298740386962799" table:style-name="ce2">
            <text:p>0,232987404</text:p>
          </table:table-cell>
          <table:table-cell table:number-columns-repeated="1638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1.708766937255799" table:style-name="ce2">
            <text:p>21,70876694</text:p>
          </table:table-cell>
          <table:table-cell office:value-type="float" office:value="0.232000112533569" table:style-name="ce2">
            <text:p>0,232000113</text:p>
          </table:table-cell>
          <table:table-cell table:number-columns-repeated="1638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1.6137454509735" table:style-name="ce2">
            <text:p>21,61374545</text:p>
          </table:table-cell>
          <table:table-cell office:value-type="float" office:value="0.23099970817565901" table:style-name="ce2">
            <text:p>0,230999708</text:p>
          </table:table-cell>
          <table:table-cell table:number-columns-repeated="1638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1.676000833511299" table:style-name="ce2">
            <text:p>21,67600083</text:p>
          </table:table-cell>
          <table:table-cell office:value-type="float" office:value="0.23600053787231401" table:style-name="ce2">
            <text:p>0,236000538</text:p>
          </table:table-cell>
          <table:table-cell table:number-columns-repeated="1638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1.685547590255698" table:style-name="ce2">
            <text:p>21,68554759</text:p>
          </table:table-cell>
          <table:table-cell office:value-type="float" office:value="0.23065018653869601" table:style-name="ce2">
            <text:p>0,230650187</text:p>
          </table:table-cell>
          <table:table-cell table:number-columns-repeated="1638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1.674478054046599" table:style-name="ce2">
            <text:p>21,67447805</text:p>
          </table:table-cell>
          <table:table-cell office:value-type="float" office:value="0.23687028884887601" table:style-name="ce2">
            <text:p>0,236870289</text:p>
          </table:table-cell>
          <table:table-cell table:number-columns-repeated="1638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1.7354235649108" table:style-name="ce2">
            <text:p>21,73542356</text:p>
          </table:table-cell>
          <table:table-cell office:value-type="float" office:value="0.23499965667724601" table:style-name="ce2">
            <text:p>0,234999657</text:p>
          </table:table-cell>
          <table:table-cell table:number-columns-repeated="1638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1.958825826644802" table:style-name="ce2">
            <text:p>21,95882583</text:p>
          </table:table-cell>
          <table:table-cell office:value-type="float" office:value="0.248999834060668" table:style-name="ce2">
            <text:p>0,248999834</text:p>
          </table:table-cell>
          <table:table-cell table:number-columns-repeated="1638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2.178309440612701" table:style-name="ce2">
            <text:p>22,17830944</text:p>
          </table:table-cell>
          <table:table-cell office:value-type="float" office:value="0.27025341987609802" table:style-name="ce2">
            <text:p>0,27025342</text:p>
          </table:table-cell>
          <table:table-cell table:number-columns-repeated="1638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2.2062668800354" table:style-name="ce2">
            <text:p>22,20626688</text:p>
          </table:table-cell>
          <table:table-cell office:value-type="float" office:value="0.274999380111694" table:style-name="ce2">
            <text:p>0,27499938</text:p>
          </table:table-cell>
          <table:table-cell table:number-columns-repeated="1638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2.196219205856298" table:style-name="ce2">
            <text:p>22,19621921</text:p>
          </table:table-cell>
          <table:table-cell office:value-type="float" office:value="0.28699898719787598" table:style-name="ce2">
            <text:p>0,286998987</text:p>
          </table:table-cell>
          <table:table-cell table:number-columns-repeated="1638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2.193508386611899" table:style-name="ce2">
            <text:p>22,19350839</text:p>
          </table:table-cell>
          <table:table-cell office:value-type="float" office:value="0.26199913024902299" table:style-name="ce2">
            <text:p>0,26199913</text:p>
          </table:table-cell>
          <table:table-cell table:number-columns-repeated="16381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2.465021133422798" table:style-name="ce2">
            <text:p>22,46502113</text:p>
          </table:table-cell>
          <table:table-cell office:value-type="float" office:value="0.270001411437988" table:style-name="ce2">
            <text:p>0,270001411</text:p>
          </table:table-cell>
          <table:table-cell table:number-columns-repeated="1638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2.491511583328201" table:style-name="ce2">
            <text:p>22,49151158</text:p>
          </table:table-cell>
          <table:table-cell office:value-type="float" office:value="0.29191851615905701" table:style-name="ce2">
            <text:p>0,291918516</text:p>
          </table:table-cell>
          <table:table-cell table:number-columns-repeated="1638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2.3755733966827" table:style-name="ce2">
            <text:p>22,3755734</text:p>
          </table:table-cell>
          <table:table-cell office:value-type="float" office:value="0.27893948554992598" table:style-name="ce2">
            <text:p>0,278939486</text:p>
          </table:table-cell>
          <table:table-cell table:number-columns-repeated="1638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2.196759223937899" table:style-name="ce2">
            <text:p>22,19675922</text:p>
          </table:table-cell>
          <table:table-cell office:value-type="float" office:value="0.24099969863891599" table:style-name="ce2">
            <text:p>0,240999699</text:p>
          </table:table-cell>
          <table:table-cell table:number-columns-repeated="16381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1.808348417282101" table:style-name="ce2">
            <text:p>21,80834842</text:p>
          </table:table-cell>
          <table:table-cell office:value-type="float" office:value="0.23931145668029699" table:style-name="ce2">
            <text:p>0,239311457</text:p>
          </table:table-cell>
          <table:table-cell table:number-columns-repeated="1638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1.732162714004499" table:style-name="ce2">
            <text:p>21,73216271</text:p>
          </table:table-cell>
          <table:table-cell office:value-type="float" office:value="0.249893903732299" table:style-name="ce2">
            <text:p>0,249893904</text:p>
          </table:table-cell>
          <table:table-cell table:number-columns-repeated="1638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1.713366746902398" table:style-name="ce2">
            <text:p>21,71336675</text:p>
          </table:table-cell>
          <table:table-cell office:value-type="float" office:value="0.250500679016113" table:style-name="ce2">
            <text:p>0,250500679</text:p>
          </table:table-cell>
          <table:table-cell table:number-columns-repeated="1638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1.700607538223199" table:style-name="ce2">
            <text:p>21,70060754</text:p>
          </table:table-cell>
          <table:table-cell office:value-type="float" office:value="0.25000095367431602" table:style-name="ce2">
            <text:p>0,250000954</text:p>
          </table:table-cell>
          <table:table-cell table:number-columns-repeated="1638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1.723143577575598" table:style-name="ce2">
            <text:p>21,72314358</text:p>
          </table:table-cell>
          <table:table-cell office:value-type="float" office:value="0.24899935722350999" table:style-name="ce2">
            <text:p>0,248999357</text:p>
          </table:table-cell>
          <table:table-cell table:number-columns-repeated="1638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1.805883646011299" table:style-name="ce2">
            <text:p>21,80588365</text:p>
          </table:table-cell>
          <table:table-cell office:value-type="float" office:value="0.244905710220336" table:style-name="ce2">
            <text:p>0,24490571</text:p>
          </table:table-cell>
          <table:table-cell table:number-columns-repeated="1638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21.784359931945801" table:style-name="ce2">
            <text:p>21,78435993</text:p>
          </table:table-cell>
          <table:table-cell office:value-type="float" office:value="0.24200010299682601" table:style-name="ce2">
            <text:p>0,242000103</text:p>
          </table:table-cell>
          <table:table-cell table:number-columns-repeated="1638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1.6676506996154" table:style-name="ce2">
            <text:p>21,6676507</text:p>
          </table:table-cell>
          <table:table-cell office:value-type="float" office:value="0.24899959564208901" table:style-name="ce2">
            <text:p>0,248999596</text:p>
          </table:table-cell>
          <table:table-cell table:number-columns-repeated="1638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1.664173841476401" table:style-name="ce2">
            <text:p>21,66417384</text:p>
          </table:table-cell>
          <table:table-cell office:value-type="float" office:value="0.24999976158142001" table:style-name="ce2">
            <text:p>0,249999762</text:p>
          </table:table-cell>
          <table:table-cell table:number-columns-repeated="16381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1.689796924591001" table:style-name="ce2">
            <text:p>21,68979692</text:p>
          </table:table-cell>
          <table:table-cell office:value-type="float" office:value="0.240047693252563" table:style-name="ce2">
            <text:p>0,240047693</text:p>
          </table:table-cell>
          <table:table-cell table:number-columns-repeated="16381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1.691571712493801" table:style-name="ce2">
            <text:p>21,69157171</text:p>
          </table:table-cell>
          <table:table-cell office:value-type="float" office:value="0.247932434082031" table:style-name="ce2">
            <text:p>0,247932434</text:p>
          </table:table-cell>
          <table:table-cell table:number-columns-repeated="16381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1.681107997894198" table:style-name="ce2">
            <text:p>21,681108</text:p>
          </table:table-cell>
          <table:table-cell office:value-type="float" office:value="0.24099993705749501" table:style-name="ce2">
            <text:p>0,240999937</text:p>
          </table:table-cell>
          <table:table-cell table:number-columns-repeated="16381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1.678652763366699" table:style-name="ce2">
            <text:p>21,67865276</text:p>
          </table:table-cell>
          <table:table-cell office:value-type="float" office:value="0.248000383377075" table:style-name="ce2">
            <text:p>0,248000383</text:p>
          </table:table-cell>
          <table:table-cell table:number-columns-repeated="16381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1.583292484283401" table:style-name="ce2">
            <text:p>21,58329248</text:p>
          </table:table-cell>
          <table:table-cell office:value-type="float" office:value="0.24500012397766099" table:style-name="ce2">
            <text:p>0,245000124</text:p>
          </table:table-cell>
          <table:table-cell table:number-columns-repeated="16381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21.5858395099639" table:style-name="ce2">
            <text:p>21,58583951</text:p>
          </table:table-cell>
          <table:table-cell office:value-type="float" office:value="0.25400161743164001" table:style-name="ce2">
            <text:p>0,254001617</text:p>
          </table:table-cell>
          <table:table-cell table:number-columns-repeated="16381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1.604140996932902" table:style-name="ce2">
            <text:p>21,604141</text:p>
          </table:table-cell>
          <table:table-cell office:value-type="float" office:value="0.25099992752075101" table:style-name="ce2">
            <text:p>0,250999928</text:p>
          </table:table-cell>
          <table:table-cell table:number-columns-repeated="16381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21.6671977043151" table:style-name="ce2">
            <text:p>21,6671977</text:p>
          </table:table-cell>
          <table:table-cell office:value-type="float" office:value="0.244000434875488" table:style-name="ce2">
            <text:p>0,244000435</text:p>
          </table:table-cell>
          <table:table-cell table:number-columns-repeated="16381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1.688038587570102" table:style-name="ce2">
            <text:p>21,68803859</text:p>
          </table:table-cell>
          <table:table-cell office:value-type="float" office:value="0.24599957466125399" table:style-name="ce2">
            <text:p>0,245999575</text:p>
          </table:table-cell>
          <table:table-cell table:number-columns-repeated="16381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21.730381488799999" table:style-name="ce2">
            <text:p>21,73038149</text:p>
          </table:table-cell>
          <table:table-cell office:value-type="float" office:value="0.23885321617126401" table:style-name="ce2">
            <text:p>0,238853216</text:p>
          </table:table-cell>
          <table:table-cell table:number-columns-repeated="16381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1.669265747070298" table:style-name="ce2">
            <text:p>21,66926575</text:p>
          </table:table-cell>
          <table:table-cell office:value-type="float" office:value="0.239888906478881" table:style-name="ce2">
            <text:p>0,239888906</text:p>
          </table:table-cell>
          <table:table-cell table:number-columns-repeated="16381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1.683075666427602" table:style-name="ce2">
            <text:p>21,68307567</text:p>
          </table:table-cell>
          <table:table-cell office:value-type="float" office:value="0.247000932693481" table:style-name="ce2">
            <text:p>0,247000933</text:p>
          </table:table-cell>
          <table:table-cell table:number-columns-repeated="16381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1.676067590713501" table:style-name="ce2">
            <text:p>21,67606759</text:p>
          </table:table-cell>
          <table:table-cell office:value-type="float" office:value="0.24699974060058499" table:style-name="ce2">
            <text:p>0,246999741</text:p>
          </table:table-cell>
          <table:table-cell table:number-columns-repeated="1638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1.624346971511802" table:style-name="ce2">
            <text:p>21,62434697</text:p>
          </table:table-cell>
          <table:table-cell office:value-type="float" office:value="0.24399971961975001" table:style-name="ce2">
            <text:p>0,24399972</text:p>
          </table:table-cell>
          <table:table-cell table:number-columns-repeated="16381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21.6090216636657" table:style-name="ce2">
            <text:p>21,60902166</text:p>
          </table:table-cell>
          <table:table-cell office:value-type="float" office:value="0.24199986457824699" table:style-name="ce2">
            <text:p>0,241999865</text:p>
          </table:table-cell>
          <table:table-cell table:number-columns-repeated="1638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1.743781328201202" table:style-name="ce2">
            <text:p>21,74378133</text:p>
          </table:table-cell>
          <table:table-cell office:value-type="float" office:value="0.241999626159667" table:style-name="ce2">
            <text:p>0,241999626</text:p>
          </table:table-cell>
          <table:table-cell table:number-columns-repeated="16381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21.575212240219098" table:style-name="ce2">
            <text:p>21,57521224</text:p>
          </table:table-cell>
          <table:table-cell office:value-type="float" office:value="0.25498986244201599" table:style-name="ce2">
            <text:p>0,254989862</text:p>
          </table:table-cell>
          <table:table-cell table:number-columns-repeated="1638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1.583688974380401" table:style-name="ce2">
            <text:p>21,58368897</text:p>
          </table:table-cell>
          <table:table-cell office:value-type="float" office:value="0.24768161773681599" table:style-name="ce2">
            <text:p>0,247681618</text:p>
          </table:table-cell>
          <table:table-cell table:number-columns-repeated="16381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1.5774133205413" table:style-name="ce2">
            <text:p>21,57741332</text:p>
          </table:table-cell>
          <table:table-cell office:value-type="float" office:value="0.240000009536743" table:style-name="ce2">
            <text:p>0,24000001</text:p>
          </table:table-cell>
          <table:table-cell table:number-columns-repeated="16381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21.5922515392303" table:style-name="ce2">
            <text:p>21,59225154</text:p>
          </table:table-cell>
          <table:table-cell office:value-type="float" office:value="0.24199938774108801" table:style-name="ce2">
            <text:p>0,241999388</text:p>
          </table:table-cell>
          <table:table-cell table:number-columns-repeated="16381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21.632535457610999" table:style-name="ce2">
            <text:p>21,63253546</text:p>
          </table:table-cell>
          <table:table-cell office:value-type="float" office:value="0.24099969863891599" table:style-name="ce2">
            <text:p>0,240999699</text:p>
          </table:table-cell>
          <table:table-cell table:number-columns-repeated="16381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21.6728820800781" table:style-name="ce2">
            <text:p>21,67288208</text:p>
          </table:table-cell>
          <table:table-cell office:value-type="float" office:value="0.244964599609375" table:style-name="ce2">
            <text:p>0,2449646</text:p>
          </table:table-cell>
          <table:table-cell table:number-columns-repeated="16381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1.673594236373901" table:style-name="ce2">
            <text:p>21,67359424</text:p>
          </table:table-cell>
          <table:table-cell office:value-type="float" office:value="0.24549698829650801" table:style-name="ce2">
            <text:p>0,245496988</text:p>
          </table:table-cell>
          <table:table-cell table:number-columns-repeated="16381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1.653332233428898" table:style-name="ce2">
            <text:p>21,65333223</text:p>
          </table:table-cell>
          <table:table-cell office:value-type="float" office:value="0.242886066436767" table:style-name="ce2">
            <text:p>0,242886066</text:p>
          </table:table-cell>
          <table:table-cell table:number-columns-repeated="16381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1.563724279403601" table:style-name="ce2">
            <text:p>21,56372428</text:p>
          </table:table-cell>
          <table:table-cell office:value-type="float" office:value="0.25600004196166898" table:style-name="ce2">
            <text:p>0,256000042</text:p>
          </table:table-cell>
          <table:table-cell table:number-columns-repeated="16381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1.692500591278002" table:style-name="ce2">
            <text:p>21,69250059</text:p>
          </table:table-cell>
          <table:table-cell office:value-type="float" office:value="0.275790214538574" table:style-name="ce2">
            <text:p>0,275790215</text:p>
          </table:table-cell>
          <table:table-cell table:number-columns-repeated="16381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1.776095151901199" table:style-name="ce2">
            <text:p>21,77609515</text:p>
          </table:table-cell>
          <table:table-cell office:value-type="float" office:value="0.234999895095825" table:style-name="ce2">
            <text:p>0,234999895</text:p>
          </table:table-cell>
          <table:table-cell table:number-columns-repeated="16381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21.674531936645501" table:style-name="ce2">
            <text:p>21,67453194</text:p>
          </table:table-cell>
          <table:table-cell office:value-type="float" office:value="0.23588752746582001" table:style-name="ce2">
            <text:p>0,235887527</text:p>
          </table:table-cell>
          <table:table-cell table:number-columns-repeated="16381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1.648585796356201" table:style-name="ce2">
            <text:p>21,6485858</text:p>
          </table:table-cell>
          <table:table-cell office:value-type="float" office:value="0.242819309234619" table:style-name="ce2">
            <text:p>0,242819309</text:p>
          </table:table-cell>
          <table:table-cell table:number-columns-repeated="16381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21.6639692783355" table:style-name="ce2">
            <text:p>21,66396928</text:p>
          </table:table-cell>
          <table:table-cell office:value-type="float" office:value="0.24500036239624001" table:style-name="ce2">
            <text:p>0,245000362</text:p>
          </table:table-cell>
          <table:table-cell table:number-columns-repeated="16381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21.672705650329501" table:style-name="ce2">
            <text:p>21,67270565</text:p>
          </table:table-cell>
          <table:table-cell office:value-type="float" office:value="0.23299908638000399" table:style-name="ce2">
            <text:p>0,232999086</text:p>
          </table:table-cell>
          <table:table-cell table:number-columns-repeated="16381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1.658328294754" table:style-name="ce2">
            <text:p>21,65832829</text:p>
          </table:table-cell>
          <table:table-cell office:value-type="float" office:value="0.23299980163574199" table:style-name="ce2">
            <text:p>0,232999802</text:p>
          </table:table-cell>
          <table:table-cell table:number-columns-repeated="16381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1.690306425094601" table:style-name="ce2">
            <text:p>21,69030643</text:p>
          </table:table-cell>
          <table:table-cell office:value-type="float" office:value="0.23401188850402799" table:style-name="ce2">
            <text:p>0,234011889</text:p>
          </table:table-cell>
          <table:table-cell table:number-columns-repeated="16381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1.682683706283498" table:style-name="ce2">
            <text:p>21,68268371</text:p>
          </table:table-cell>
          <table:table-cell office:value-type="float" office:value="0.23536109924316401" table:style-name="ce2">
            <text:p>0,235361099</text:p>
          </table:table-cell>
          <table:table-cell table:number-columns-repeated="16381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21.689309120178201" table:style-name="ce2">
            <text:p>21,68930912</text:p>
          </table:table-cell>
          <table:table-cell office:value-type="float" office:value="0.25391507148742598" table:style-name="ce2">
            <text:p>0,253915071</text:p>
          </table:table-cell>
          <table:table-cell table:number-columns-repeated="16381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21.647855520248399" table:style-name="ce2">
            <text:p>21,64785552</text:p>
          </table:table-cell>
          <table:table-cell office:value-type="float" office:value="0.23599982261657701" table:style-name="ce2">
            <text:p>0,235999823</text:p>
          </table:table-cell>
          <table:table-cell table:number-columns-repeated="16381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21.590982913970901" table:style-name="ce2">
            <text:p>21,59098291</text:p>
          </table:table-cell>
          <table:table-cell office:value-type="float" office:value="0.26692390441894498" table:style-name="ce2">
            <text:p>0,266923904</text:p>
          </table:table-cell>
          <table:table-cell table:number-columns-repeated="16381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21.667122602462701" table:style-name="ce2">
            <text:p>21,6671226</text:p>
          </table:table-cell>
          <table:table-cell office:value-type="float" office:value="0.249999284744262" table:style-name="ce2">
            <text:p>0,249999285</text:p>
          </table:table-cell>
          <table:table-cell table:number-columns-repeated="16381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1.661792516708299" table:style-name="ce2">
            <text:p>21,66179252</text:p>
          </table:table-cell>
          <table:table-cell office:value-type="float" office:value="0.24799799919128401" table:style-name="ce2">
            <text:p>0,247997999</text:p>
          </table:table-cell>
          <table:table-cell table:number-columns-repeated="16381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1.6571865081787" table:style-name="ce2">
            <text:p>21,65718651</text:p>
          </table:table-cell>
          <table:table-cell office:value-type="float" office:value="0.241999626159667" table:style-name="ce2">
            <text:p>0,241999626</text:p>
          </table:table-cell>
          <table:table-cell table:number-columns-repeated="16381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21.645538806915201" table:style-name="ce2">
            <text:p>21,64553881</text:p>
          </table:table-cell>
          <table:table-cell office:value-type="float" office:value="0.24399971961975001" table:style-name="ce2">
            <text:p>0,24399972</text:p>
          </table:table-cell>
          <table:table-cell table:number-columns-repeated="16381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21.6602783203125" table:style-name="ce2">
            <text:p>21,66027832</text:p>
          </table:table-cell>
          <table:table-cell office:value-type="float" office:value="0.25389742851257302" table:style-name="ce2">
            <text:p>0,253897429</text:p>
          </table:table-cell>
          <table:table-cell table:number-columns-repeated="16381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21.676901578903198" table:style-name="ce2">
            <text:p>21,67690158</text:p>
          </table:table-cell>
          <table:table-cell office:value-type="float" office:value="0.24778723716735801" table:style-name="ce2">
            <text:p>0,247787237</text:p>
          </table:table-cell>
          <table:table-cell table:number-columns-repeated="16381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1.632723093032801" table:style-name="ce2">
            <text:p>21,63272309</text:p>
          </table:table-cell>
          <table:table-cell office:value-type="float" office:value="0.23186039924621499" table:style-name="ce2">
            <text:p>0,231860399</text:p>
          </table:table-cell>
          <table:table-cell table:number-columns-repeated="16381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21.720893621444699" table:style-name="ce2">
            <text:p>21,72089362</text:p>
          </table:table-cell>
          <table:table-cell office:value-type="float" office:value="0.257843017578125" table:style-name="ce2">
            <text:p>0,257843018</text:p>
          </table:table-cell>
          <table:table-cell table:number-columns-repeated="16381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21.644022941589299" table:style-name="ce2">
            <text:p>21,64402294</text:p>
          </table:table-cell>
          <table:table-cell office:value-type="float" office:value="0.26641821861267001" table:style-name="ce2">
            <text:p>0,266418219</text:p>
          </table:table-cell>
          <table:table-cell table:number-columns-repeated="16381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1.646636247634799" table:style-name="ce2">
            <text:p>21,64663625</text:p>
          </table:table-cell>
          <table:table-cell office:value-type="float" office:value="0.23800015449523901" table:style-name="ce2">
            <text:p>0,238000154</text:p>
          </table:table-cell>
          <table:table-cell table:number-columns-repeated="16381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21.642951250076202" table:style-name="ce2">
            <text:p>21,64295125</text:p>
          </table:table-cell>
          <table:table-cell office:value-type="float" office:value="0.24099993705749501" table:style-name="ce2">
            <text:p>0,240999937</text:p>
          </table:table-cell>
          <table:table-cell table:number-columns-repeated="16381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1.6594445705413" table:style-name="ce2">
            <text:p>21,65944457</text:p>
          </table:table-cell>
          <table:table-cell office:value-type="float" office:value="0.238999843597412" table:style-name="ce2">
            <text:p>0,238999844</text:p>
          </table:table-cell>
          <table:table-cell table:number-columns-repeated="16381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21.616784811019802" table:style-name="ce2">
            <text:p>21,61678481</text:p>
          </table:table-cell>
          <table:table-cell office:value-type="float" office:value="0.23799991607665999" table:style-name="ce2">
            <text:p>0,237999916</text:p>
          </table:table-cell>
          <table:table-cell table:number-columns-repeated="16381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1.654090166091901" table:style-name="ce2">
            <text:p>21,65409017</text:p>
          </table:table-cell>
          <table:table-cell office:value-type="float" office:value="0.23792648315429599" table:style-name="ce2">
            <text:p>0,237926483</text:p>
          </table:table-cell>
          <table:table-cell table:number-columns-repeated="16381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21.649997949600198" table:style-name="ce2">
            <text:p>21,64999795</text:p>
          </table:table-cell>
          <table:table-cell office:value-type="float" office:value="0.23685693740844699" table:style-name="ce2">
            <text:p>0,236856937</text:p>
          </table:table-cell>
          <table:table-cell table:number-columns-repeated="16381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21.6095740795135" table:style-name="ce2">
            <text:p>21,60957408</text:p>
          </table:table-cell>
          <table:table-cell office:value-type="float" office:value="0.24498772621154699" table:style-name="ce2">
            <text:p>0,244987726</text:p>
          </table:table-cell>
          <table:table-cell table:number-columns-repeated="16381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21.6945106983184" table:style-name="ce2">
            <text:p>21,6945107</text:p>
          </table:table-cell>
          <table:table-cell office:value-type="float" office:value="0.24590492248535101" table:style-name="ce2">
            <text:p>0,245904922</text:p>
          </table:table-cell>
          <table:table-cell table:number-columns-repeated="16381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21.6255462169647" table:style-name="ce2">
            <text:p>21,62554622</text:p>
          </table:table-cell>
          <table:table-cell office:value-type="float" office:value="0.23799991607665999" table:style-name="ce2">
            <text:p>0,237999916</text:p>
          </table:table-cell>
          <table:table-cell table:number-columns-repeated="16381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21.6115000247955" table:style-name="ce2">
            <text:p>21,61150002</text:p>
          </table:table-cell>
          <table:table-cell office:value-type="float" office:value="0.24799799919128401" table:style-name="ce2">
            <text:p>0,247997999</text:p>
          </table:table-cell>
          <table:table-cell table:number-columns-repeated="16381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21.621675491333001" table:style-name="ce2">
            <text:p>21,62167549</text:p>
          </table:table-cell>
          <table:table-cell office:value-type="float" office:value="0.24599814414978" table:style-name="ce2">
            <text:p>0,245998144</text:p>
          </table:table-cell>
          <table:table-cell table:number-columns-repeated="16381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21.617567300796502" table:style-name="ce2">
            <text:p>21,6175673</text:p>
          </table:table-cell>
          <table:table-cell office:value-type="float" office:value="0.24300003051757799" table:style-name="ce2">
            <text:p>0,243000031</text:p>
          </table:table-cell>
          <table:table-cell table:number-columns-repeated="16381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21.588143825530999" table:style-name="ce2">
            <text:p>21,58814383</text:p>
          </table:table-cell>
          <table:table-cell office:value-type="float" office:value="0.231987714767456" table:style-name="ce2">
            <text:p>0,231987715</text:p>
          </table:table-cell>
          <table:table-cell table:number-columns-repeated="16381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21.498116731643599" table:style-name="ce2">
            <text:p>21,49811673</text:p>
          </table:table-cell>
          <table:table-cell office:value-type="float" office:value="0.23899936676025299" table:style-name="ce2">
            <text:p>0,238999367</text:p>
          </table:table-cell>
          <table:table-cell table:number-columns-repeated="16381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21.509226799011198" table:style-name="ce2">
            <text:p>21,5092268</text:p>
          </table:table-cell>
          <table:table-cell office:value-type="float" office:value="0.247992753982543" table:style-name="ce2">
            <text:p>0,247992754</text:p>
          </table:table-cell>
          <table:table-cell table:number-columns-repeated="16381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21.582206487655601" table:style-name="ce2">
            <text:p>21,58220649</text:p>
          </table:table-cell>
          <table:table-cell office:value-type="float" office:value="0.238999843597412" table:style-name="ce2">
            <text:p>0,238999844</text:p>
          </table:table-cell>
          <table:table-cell table:number-columns-repeated="16381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21.525543689727701" table:style-name="ce2">
            <text:p>21,52554369</text:p>
          </table:table-cell>
          <table:table-cell office:value-type="float" office:value="0.23786115646362299" table:style-name="ce2">
            <text:p>0,237861156</text:p>
          </table:table-cell>
          <table:table-cell table:number-columns-repeated="16381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21.613948583602902" table:style-name="ce2">
            <text:p>21,61394858</text:p>
          </table:table-cell>
          <table:table-cell office:value-type="float" office:value="0.243000507354736" table:style-name="ce2">
            <text:p>0,243000507</text:p>
          </table:table-cell>
          <table:table-cell table:number-columns-repeated="16381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21.635312795638999" table:style-name="ce2">
            <text:p>21,6353128</text:p>
          </table:table-cell>
          <table:table-cell office:value-type="float" office:value="0.241999626159667" table:style-name="ce2">
            <text:p>0,241999626</text:p>
          </table:table-cell>
          <table:table-cell table:number-columns-repeated="16381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21.610500574111899" table:style-name="ce2">
            <text:p>21,61050057</text:p>
          </table:table-cell>
          <table:table-cell office:value-type="float" office:value="0.234999895095825" table:style-name="ce2">
            <text:p>0,234999895</text:p>
          </table:table-cell>
          <table:table-cell table:number-columns-repeated="16381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21.606662511825501" table:style-name="ce2">
            <text:p>21,60666251</text:p>
          </table:table-cell>
          <table:table-cell office:value-type="float" office:value="0.242999792098999" table:style-name="ce2">
            <text:p>0,242999792</text:p>
          </table:table-cell>
          <table:table-cell table:number-columns-repeated="16381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21.596354246139501" table:style-name="ce2">
            <text:p>21,59635425</text:p>
          </table:table-cell>
          <table:table-cell office:value-type="float" office:value="0.236989021301269" table:style-name="ce2">
            <text:p>0,236989021</text:p>
          </table:table-cell>
          <table:table-cell table:number-columns-repeated="16381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1.626119852066001" table:style-name="ce2">
            <text:p>21,62611985</text:p>
          </table:table-cell>
          <table:table-cell office:value-type="float" office:value="0.23900151252746499" table:style-name="ce2">
            <text:p>0,239001513</text:p>
          </table:table-cell>
          <table:table-cell table:number-columns-repeated="16381"/>
        </table:table-row>
        <table:table-row table:number-rows-repeated="1048475" table:style-name="ro1">
          <table:table-cell table:number-columns-repeated="16384"/>
        </table:table-row>
      </table:table>
      <table:table table:name="Risultati_(scrypt)" table:style-name="ta2"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est t: due campioni assumendo uguale varianza</text:p>
          </table:table-cell>
          <table:table-cell table:number-columns-repeated="16383" table:style-name="ce1"/>
        </table:table-row>
        <table:table-row table:style-name="ro2">
          <table:table-cell table:number-columns-repeated="16384" table:style-name="ce1"/>
        </table:table-row>
        <table:table-row table:style-name="ro1">
          <table:table-cell table:style-name="ce8"/>
          <table:table-cell office:value-type="string" table:style-name="ce8">
            <text:p>Variabile 1</text:p>
          </table:table-cell>
          <table:table-cell office:value-type="string" table:style-name="ce8">
            <text:p>Variabile 2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Media</text:p>
          </table:table-cell>
          <table:table-cell office:value-type="float" office:value="21.721734719276402" table:style-name="ce6">
            <text:p>21,72173472</text:p>
          </table:table-cell>
          <table:table-cell office:value-type="float" office:value="0.24591739416122407" table:style-name="ce6">
            <text:p>0,245917394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Varianza</text:p>
          </table:table-cell>
          <table:table-cell office:value-type="float" office:value="3.703883777636529E-2" table:style-name="ce6">
            <text:p>0,037038838</text:p>
          </table:table-cell>
          <table:table-cell office:value-type="float" office:value="1.7020572345830432E-4" table:style-name="ce6">
            <text:p>0,000170206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Osservazioni</text:p>
          </table:table-cell>
          <table:table-cell office:value-type="float" office:value="100" table:style-name="ce6">
            <text:p>100</text:p>
          </table:table-cell>
          <table:table-cell office:value-type="float" office:value="100" table:style-name="ce6">
            <text:p>100</text:p>
          </table:table-cell>
          <table:table-cell table:number-columns-repeated="16381"/>
        </table:table-row>
        <table:table-row table:style-name="ro1">
          <table:table-cell office:value-type="string" table:style-name="ce6">
            <text:p>Varianza complessiva</text:p>
          </table:table-cell>
          <table:table-cell office:value-type="float" office:value="1.8604521749911798E-2" table:style-name="ce6">
            <text:p>0,018604522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Differenza ipotizzata per le medie</text:p>
          </table:table-cell>
          <table:table-cell office:value-type="float" office:value="0" table:style-name="ce6">
            <text:p>0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gdl</text:p>
          </table:table-cell>
          <table:table-cell office:value-type="float" office:value="198" table:style-name="ce6">
            <text:p>198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Stat t</text:p>
          </table:table-cell>
          <table:table-cell office:value-type="float" office:value="1113.3339383425941" table:style-name="ce6">
            <text:p>1113,333938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P(T&lt;=t) una coda</text:p>
          </table:table-cell>
          <table:table-cell office:value-type="float" office:value="0" table:style-name="ce6">
            <text:p>0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t critico una coda</text:p>
          </table:table-cell>
          <table:table-cell office:value-type="float" office:value="2.3453283485446179" table:style-name="ce6">
            <text:p>2,345328349</text:p>
          </table:table-cell>
          <table:table-cell table:style-name="ce6"/>
          <table:table-cell table:number-columns-repeated="16381"/>
        </table:table-row>
        <table:table-row table:style-name="ro1">
          <table:table-cell office:value-type="string" table:style-name="ce6">
            <text:p>P(T&lt;=t) due code</text:p>
          </table:table-cell>
          <table:table-cell office:value-type="float" office:value="0" table:style-name="ce6">
            <text:p>0</text:p>
          </table:table-cell>
          <table:table-cell table:style-name="ce6"/>
          <table:table-cell table:number-columns-repeated="16381"/>
        </table:table-row>
        <table:table-row table:style-name="ro2">
          <table:table-cell office:value-type="string" table:style-name="ce7">
            <text:p>t critico due code</text:p>
          </table:table-cell>
          <table:table-cell office:value-type="float" office:value="2.6008872779905157" table:style-name="ce7">
            <text:p>2,600887278</text:p>
          </table:table-cell>
          <table:table-cell table:style-name="ce7"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Michele M</meta:initial-creator>
    <dc:creator>Michele M</dc:creator>
    <meta:creation-date>2023-11-30T10:03:28Z</meta:creation-date>
    <dc:date>2023-12-01T09:31:12Z</dc:date>
    <meta:editing-duration>PT0S</meta:editing-duration>
  </office:meta>
</office:document-meta>
</file>